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 Typist" svg:font-family="'Tlwg Typist'" style:font-pitch="variable"/>
    <style:font-face style:name="Tlwg Typist1" svg:font-family="'Tlwg Typist'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b2b2b2" draw:textarea-horizontal-align="justify" draw:textarea-vertical-align="middle" draw:auto-grow-height="false" fo:min-height="2.124cm" fo:min-width="6.644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min-height="2.51cm" fo:min-width="4.97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1.02cm" fo:min-width="0.7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648cm" fo:min-width="0.39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03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076cm" draw:marker-end-width="0.076cm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853cm" fo:min-width="0cm" fo:padding-top="0.15cm" fo:padding-bottom="0.15cm" fo:padding-left="0.275cm" fo:padding-right="0.275cm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/>
      <style:paragraph-properties style:writing-mode="lr-tb"/>
    </style:style>
    <style:style style:name="gr1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2.29cm" fo:min-width="3.895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111cm" fo:min-width="0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width="0.051cm" svg:stroke-color="#000000" draw:marker-start-width="0.076cm" draw:marker-end-width="0.076cm" draw:fill="gradient" draw:fill-color="#ffffff" draw:fill-gradient-name="Gradient_20_2" draw:gradient-step-count="0" draw:textarea-horizontal-align="justify" draw:textarea-vertical-align="middle" draw:auto-grow-height="false" fo:min-height="0cm" fo:min-width="0.403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dash" draw:stroke-dash="Double_20_Dash" svg:stroke-width="0cm" svg:stroke-color="#000000" draw:marker-start-width="0cm" draw:marker-end-width="0cm" draw:fill="none" draw:textarea-horizontal-align="justify" draw:textarea-vertical-align="middle" draw:auto-grow-height="false" fo:min-height="1.685cm" fo:min-width="14.25cm" fo:padding-top="0.125cm" fo:padding-bottom="0.125cm" fo:padding-left="0.25cm" fo:padding-right="0.25cm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cm" fo:min-width="14.16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draw:stroke-dash="Double_20_Dash" svg:stroke-width="0.051cm" svg:stroke-color="#000000" draw:marker-start-width="0.076cm" draw:marker-end-width="0.076cm" draw:fill="none" draw:textarea-horizontal-align="justify" draw:textarea-vertical-align="middle" draw:auto-grow-height="false" fo:min-height="3.639cm" fo:min-width="1.59cm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Double_20_Dash_20_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Arrow_20_Line" style:list-style-name="L1">
      <style:graphic-properties draw:textarea-vertical-align="middle"/>
      <style:paragraph-properties style:writing-mode="lr-tb"/>
    </style:style>
    <style:style style:name="gr25" style:family="graphic" style:parent-style-name="Arrow_20_Line" style:list-style-name="L1">
      <style:graphic-properties draw:textarea-vertical-align="middle"/>
      <style:paragraph-properties style:writing-mode="lr-tb"/>
    </style:style>
    <style:style style:name="gr26" style:family="graphic" style:parent-style-name="Arrow_20_Line" style:list-style-name="L1">
      <style:graphic-properties draw:textarea-vertical-align="middle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/>
      <style:paragraph-properties style:writing-mode="lr-tb"/>
    </style:style>
    <style:style style:name="gr28" style:family="graphic" style:parent-style-name="standard">
      <style:graphic-properties draw:stroke="dash" draw:stroke-dash="Double_20_Dash" svg:stroke-width="0.051cm" svg:stroke-color="#000000" draw:marker-start-width="0.076cm" draw:marker-end-width="0.076cm" draw:fill="none" draw:textarea-horizontal-align="justify" draw:textarea-vertical-align="middle" draw:auto-grow-height="false" fo:min-height="0.598cm" fo:min-width="0.348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1.091cm" fo:min-width="2.856cm" fo:padding-top="0.125cm" fo:padding-bottom="0.125cm" fo:padding-left="0.25cm" fo:padding-right="0.25cm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1.605cm" fo:min-width="1.355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076cm" draw:marker-end-width="0.076cm" draw:fill="hatch" draw:fill-hatch-name="_31_35" draw:fill-hatch-solid="false" draw:textarea-horizontal-align="justify" draw:textarea-vertical-align="middle" draw:auto-grow-height="false" fo:min-height="1.605cm" fo:min-width="1.038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svg:stroke-color="#000000" draw:marker-start="Arrowheads_20_2" draw:marker-start-width="0.3cm" draw:marker-end="Arrowheads_20_3" draw:marker-end-width="0.3cm" draw:textarea-vertical-align="middle"/>
      <style:paragraph-properties style:writing-mode="lr-tb"/>
    </style:style>
    <style:style style:name="gr33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svg:stroke-width="0.051cm" svg:stroke-color="#000000" draw:marker-start="Circle" draw:marker-start-width="0.076cm" draw:marker-end="Arrow" draw:marker-end-width="0.076cm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598cm" fo:min-width="0.348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076cm" draw:marker-end-width="0.076cm" draw:fill="hatch" draw:fill-hatch-name="_31_35" draw:fill-hatch-solid="false" draw:textarea-horizontal-align="justify" draw:textarea-vertical-align="middle" draw:auto-grow-height="false" fo:min-height="1.288cm" fo:min-width="3.895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1.605cm" fo:min-width="3.895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>
      <style:graphic-properties svg:stroke-width="0.051cm" svg:stroke-color="#000000" draw:marker-start-width="0.076cm" draw:marker-end-width="0.076cm" draw:fill="hatch" draw:fill-hatch-name="_31_35" draw:fill-hatch-solid="false" draw:textarea-horizontal-align="justify" draw:textarea-vertical-align="middle" draw:auto-grow-height="false" fo:min-height="1.605cm" fo:min-width="3.578cm" fo:padding-top="0.15cm" fo:padding-bottom="0.15cm" fo:padding-left="0.275cm" fo:padding-right="0.275cm"/>
      <style:paragraph-properties style:writing-mode="lr-tb"/>
    </style:style>
    <style:style style:name="gr40" style:family="graphic" style:parent-style-name="standard">
      <style:graphic-properties svg:stroke-width="0.051cm" svg:stroke-color="#000000" draw:marker-start-width="0.076cm" draw:marker-end-width="0.076cm" draw:fill="hatch" draw:fill-hatch-name="_31_35" draw:fill-hatch-solid="false" draw:textarea-horizontal-align="justify" draw:textarea-vertical-align="middle" draw:auto-grow-height="false" fo:min-height="1.605cm" fo:min-width="3.895cm" fo:padding-top="0.15cm" fo:padding-bottom="0.15cm" fo:padding-left="0.275cm" fo:padding-right="0.275cm"/>
      <style:paragraph-properties style:writing-mode="lr-tb"/>
    </style:style>
    <style:style style:name="gr41" style:family="graphic" style:parent-style-name="standard">
      <style:graphic-properties svg:stroke-width="0.051cm" svg:stroke-color="#000000" draw:marker-start-width="0.076cm" draw:marker-end-width="0.076cm" draw:fill="none" draw:fill-hatch-solid="false" draw:textarea-horizontal-align="justify" draw:textarea-vertical-align="middle" draw:auto-grow-height="false" fo:min-height="1.605cm" fo:min-width="4.53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min-height="1.02cm" fo:min-width="4.856cm" fo:padding-top="0.125cm" fo:padding-bottom="0.125cm" fo:padding-left="0.25cm" fo:padding-right="0.25cm"/>
      <style:paragraph-properties style:writing-mode="lr-tb"/>
    </style:style>
    <style:style style:name="gr43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335cm" fo:min-width="14.179cm" fo:padding-top="0.15cm" fo:padding-bottom="0.15cm" fo:padding-left="0.275cm" fo:padding-right="0.275cm"/>
      <style:paragraph-properties style:writing-mode="lr-tb"/>
    </style:style>
    <style:style style:name="gr4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8cm" fo:min-width="2.652cm" fo:padding-top="0.125cm" fo:padding-bottom="0.125cm" fo:padding-left="0.25cm" fo:padding-right="0.25cm"/>
      <style:paragraph-properties style:writing-mode="lr-tb"/>
    </style:style>
    <style:style style:name="gr45" style:family="graphic" style:parent-style-name="standard">
      <style:graphic-properties svg:stroke-color="#000000" draw:marker-start="Arrowheads_20_4" draw:marker-start-width="0.3cm" draw:marker-end="Arrowheads_20_5" draw:marker-end-width="0.3cm" draw:textarea-vertical-align="middle"/>
      <style:paragraph-properties style:writing-mode="lr-tb"/>
    </style:style>
    <style:style style:name="gr46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653cm" fo:min-width="25.485cm" fo:padding-top="0.15cm" fo:padding-bottom="0.15cm" fo:padding-left="0.275cm" fo:padding-right="0.275cm"/>
      <style:paragraph-properties style:writing-mode="lr-tb"/>
    </style:style>
    <style:style style:name="gr47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1.605cm" fo:min-width="3.397cm" fo:padding-top="0.15cm" fo:padding-bottom="0.15cm" fo:padding-left="0.275cm" fo:padding-right="0.275cm"/>
      <style:paragraph-properties style:writing-mode="lr-tb"/>
    </style:style>
    <style:style style:name="gr48" style:family="graphic" style:parent-style-name="standard">
      <style:graphic-properties svg:stroke-width="0.051cm" svg:stroke-color="#000000" draw:marker-start-width="0.076cm" draw:marker-end-width="0.076cm" draw:fill="none" draw:fill-color="#ffffff" draw:gradient-step-count="13" draw:textarea-horizontal-align="justify" draw:textarea-vertical-align="middle" draw:auto-grow-height="false" fo:min-height="0.653cm" fo:min-width="15.643cm" fo:padding-top="0.15cm" fo:padding-bottom="0.15cm" fo:padding-left="0.275cm" fo:padding-right="0.275cm"/>
      <style:paragraph-properties style:writing-mode="lr-tb"/>
    </style:style>
    <style:style style:name="gr49" style:family="graphic" style:parent-style-name="standard">
      <style:graphic-properties svg:stroke-width="0.051cm" svg:stroke-color="#000000" draw:marker-start-width="0.076cm" draw:marker-end-width="0.076cm" draw:fill="hatch" draw:fill-hatch-name="_31_35" draw:fill-hatch-solid="false" draw:textarea-horizontal-align="justify" draw:textarea-vertical-align="middle" draw:auto-grow-height="false" fo:min-height="1.605cm" fo:min-width="0.403cm" fo:padding-top="0.15cm" fo:padding-bottom="0.15cm" fo:padding-left="0.275cm" fo:padding-right="0.275cm"/>
      <style:paragraph-properties style:writing-mode="lr-tb"/>
    </style:style>
    <style:style style:name="gr5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min-width="7.546cm" fo:padding-top="0.15cm" fo:padding-bottom="0.15cm" fo:padding-left="0.275cm" fo:padding-right="0.275cm"/>
    </style:style>
    <style:style style:name="gr5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2.34cm" fo:min-width="3.945cm" fo:padding-top="0.125cm" fo:padding-bottom="0.125cm" fo:padding-left="0.25cm" fo:padding-right="0.25cm"/>
      <style:paragraph-properties style:writing-mode="lr-tb"/>
    </style:style>
    <style:style style:name="gr52" style:family="graphic" style:parent-style-name="Arrow_20_Line" style:list-style-name="L1">
      <style:graphic-properties draw:textarea-vertical-align="middle"/>
      <style:paragraph-properties style:writing-mode="lr-tb"/>
    </style:style>
    <style:style style:name="gr53" style:family="graphic" style:parent-style-name="Arrow_20_Line" style:list-style-name="L1">
      <style:graphic-properties draw:textarea-vertical-align="middle"/>
      <style:paragraph-properties style:writing-mode="lr-tb"/>
    </style:style>
    <style:style style:name="gr54" style:family="graphic" style:parent-style-name="standard">
      <style:graphic-properties svg:stroke-color="#000000" draw:marker-start="Arrowheads_20_6" draw:marker-start-width="0.3cm" draw:marker-end="Arrowheads_20_7" draw:marker-end-width="0.3cm" draw:textarea-vertical-align="middle"/>
    </style:style>
    <style:style style:name="gr5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2.66cm" fo:min-width="4.84cm" fo:padding-top="0.125cm" fo:padding-bottom="0.125cm" fo:padding-left="0.25cm" fo:padding-right="0.25cm"/>
      <style:paragraph-properties style:writing-mode="lr-tb"/>
    </style:style>
    <style:style style:name="gr56" style:family="graphic" style:parent-style-name="objectwithoutfill">
      <style:graphic-properties draw:stroke="dash" draw:stroke-dash="Double_20_Dash" svg:stroke-color="#000000" draw:fill="none" draw:textarea-vertical-align="middle"/>
    </style:style>
    <style:style style:name="gr57" style:family="graphic" style:parent-style-name="Arrow_20_Line" style:list-style-name="L1">
      <style:graphic-properties draw:textarea-vertical-align="middle"/>
      <style:paragraph-properties style:writing-mode="lr-tb"/>
    </style:style>
    <style:style style:name="gr58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0000" draw:marker-start-width="0.076cm" draw:marker-end-width="0.076cm" draw:fill="hatch" draw:fill-hatch-name="_31_35" draw:fill-hatch-solid="false" draw:textarea-horizontal-align="justify" draw:textarea-vertical-align="middle" draw:auto-grow-height="false" fo:min-height="0.97cm" fo:min-width="4.213cm" fo:padding-top="0.15cm" fo:padding-bottom="0.15cm" fo:padding-left="0.275cm" fo:padding-right="0.275cm"/>
      <style:paragraph-properties style:writing-mode="lr-tb"/>
    </style:style>
    <style:style style:name="gr60" style:family="graphic" style:parent-style-name="objectwithoutfill">
      <style:graphic-properties draw:stroke="dash" draw:stroke-dash="Double_20_Dash_20_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00" draw:marker-start-width="0.076cm" draw:marker-end-width="0.076cm" draw:fill="none" draw:fill-hatch-solid="false" draw:textarea-horizontal-align="justify" draw:textarea-vertical-align="middle" draw:auto-grow-height="false" fo:min-height="0.97cm" fo:min-width="4.53cm" fo:padding-top="0.15cm" fo:padding-bottom="0.15cm" fo:padding-left="0.275cm" fo:padding-right="0.275cm"/>
      <style:paragraph-properties style:writing-mode="lr-tb"/>
    </style:style>
    <style:style style:name="gr62" style:family="graphic" style:parent-style-name="standard" style:list-style-name="L1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1.924cm" fo:min-width="4.854cm" fo:padding-top="0.125cm" fo:padding-bottom="0.125cm" fo:padding-left="0.25cm" fo:padding-right="0.25cm"/>
      <style:paragraph-properties style:writing-mode="lr-tb"/>
    </style:style>
    <style:style style:name="gr63" style:family="graphic" style:parent-style-name="Arrow_20_Line" style:list-style-name="L1">
      <style:graphic-properties draw:textarea-vertical-align="middle"/>
      <style:paragraph-properties style:writing-mode="lr-tb"/>
    </style:style>
    <style:style style:name="gr64" style:family="graphic" style:parent-style-name="Arrow_20_Line" style:list-style-name="L1">
      <style:graphic-properties draw:textarea-vertical-align="middle"/>
      <style:paragraph-properties style:writing-mode="lr-tb"/>
    </style:style>
    <style:style style:name="gr6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1.091cm" fo:min-width="3.207cm" fo:padding-top="0.125cm" fo:padding-bottom="0.125cm" fo:padding-left="0.25cm" fo:padding-right="0.25cm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Tlwg Typist" fo:font-size="10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Tlwg Typist" fo:font-size="10pt" fo:font-style="normal" fo:font-weight="normal"/>
    </style:style>
    <style:style style:name="P5" style:family="paragraph">
      <style:paragraph-properties fo:text-align="start" style:writing-mode="lr-tb"/>
      <style:text-properties style:font-name="Tlwg Typist" fo:font-size="10pt" fo:font-style="normal" fo:font-weight="normal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style:font-name="Tlwg Typist" fo:font-size="10pt" fo:font-style="normal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Tlwg Typist" fo:font-size="10pt" fo:font-style="normal" fo:font-weight="normal" style:font-size-asian="18pt" style:font-size-complex="18pt"/>
    </style:style>
    <style:style style:name="P11" style:family="paragraph">
      <loext:graphic-properties draw:fill="none" draw:fill-color="#729fcf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lwg Typist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ffffff" draw:fill-gradient-name="Gradient_20_2" draw:gradient-step-count="0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14" style:family="paragraph">
      <loext:graphic-properties draw:fill="hatch" draw:fill-hatch-name="_31_35" draw:fill-hatch-solid="false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15" style:family="paragraph">
      <style:paragraph-properties fo:text-align="center" style:writing-mode="lr-tb"/>
      <style:text-properties style:font-name="Tlwg Typist" fo:font-size="10pt"/>
    </style:style>
    <style:style style:name="P16" style:family="paragraph">
      <loext:graphic-properties draw:fill="none"/>
      <style:paragraph-properties fo:text-align="center"/>
      <style:text-properties style:font-name="Tlwg Typist1" fo:font-size="12pt" fo:font-style="normal" fo:font-weight="normal"/>
    </style:style>
    <style:style style:name="P17" style:family="paragraph">
      <style:paragraph-properties fo:text-align="center"/>
      <style:text-properties style:font-name="Tlwg Typist" fo:font-size="10pt" fo:font-style="normal" fo:font-weight="normal" style:font-size-asian="18pt" style:font-size-complex="18pt"/>
    </style:style>
    <style:style style:name="P18" style:family="paragraph">
      <loext:graphic-properties draw:fill="none" draw:fill-hatch-solid="false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19" style:family="paragraph">
      <style:paragraph-properties fo:text-align="center" style:writing-mode="lr-tb"/>
      <style:text-properties style:font-name="Tlwg Typist1" fo:font-size="10pt"/>
    </style:style>
    <style:style style:name="P20" style:family="paragraph">
      <loext:graphic-properties draw:fill="none" draw:fill-color="#ffffff" draw:gradient-step-count="13"/>
      <style:paragraph-properties fo:text-align="center" style:writing-mode="lr-tb"/>
      <style:text-properties style:font-name="Tlwg Typist" fo:font-size="10pt" fo:font-style="normal" fo:font-weight="normal" style:font-size-asian="18pt" style:font-size-complex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lwg Typist" fo:font-size="10pt" fo:font-style="normal" fo:font-weight="normal" style:font-size-asian="18pt" style:font-size-complex="18pt"/>
    </style:style>
    <style:style style:name="P23" style:family="paragraph">
      <loext:graphic-properties draw:fill="hatch" draw:fill-hatch-name="_31_35" draw:fill-hatch-solid="false"/>
      <style:paragraph-properties fo:margin-left="0cm" fo:margin-right="0cm" fo:margin-top="0cm" fo:margin-bottom="0cm" fo:line-height="100%" fo:text-align="center" fo:text-indent="0cm" style:writing-mode="lr-tb"/>
      <style:text-properties style:font-name="Tlwg Typist" fo:font-size="10pt" fo:font-style="normal" fo:font-weight="normal" style:font-size-asian="18pt" style:font-size-complex="18pt"/>
    </style:style>
    <style:style style:name="P24" style:family="paragraph">
      <loext:graphic-properties draw:fill="none" draw:fill-hatch-solid="false"/>
      <style:paragraph-properties fo:margin-left="0cm" fo:margin-right="0cm" fo:margin-top="0cm" fo:margin-bottom="0cm" fo:line-height="100%" fo:text-align="center" fo:text-indent="0cm" style:writing-mode="lr-tb"/>
      <style:text-properties style:font-name="Tlwg Typist" fo:font-size="10pt" fo:font-style="normal" fo:font-weight="normal" style:font-size-asian="18pt" style:font-size-complex="18pt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Tlwg Typist" fo:font-size="10pt" fo:font-style="normal" fo:font-weight="normal" style:font-size-asian="18pt" style:font-size-complex="18pt"/>
    </style:style>
    <style:style style:name="T1" style:family="text">
      <style:text-properties style:font-name="Tlwg Typist" fo:font-size="10pt" fo:font-style="normal" fo:font-weight="normal"/>
    </style:style>
    <style:style style:name="T2" style:family="text">
      <style:text-properties style:font-name="Tlwg Typist" fo:font-size="10pt" fo:font-style="normal" fo:font-weight="normal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lwg Typist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lwg Typist" fo:font-size="10pt"/>
    </style:style>
    <style:style style:name="T5" style:family="text">
      <style:text-properties style:font-name="Tlwg Typist1" fo:font-size="10pt"/>
    </style:style>
    <style:style style:name="T6" style:family="text">
      <style:text-properties style:font-name="Tlwg Typist"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191cm" svg:height="1.777cm" svg:x="12.179cm" svg:y="12.449cm" svg:viewBox="0 0 9192 1778" svg:d="M0 1771c7-764-5-918 5-1771 2796 237 6425 509 9180 732 0 790 6 255 7 1046-2381 0-6811-7-9192-7z">
          <text:p/>
        </draw:path>
        <draw:line draw:style-name="gr2" draw:text-style-name="P3" draw:layer="layout" svg:x1="22.682cm" svg:y1="9.236cm" svg:x2="18.413cm" svg:y2="9.621cm">
          <text:p text:style-name="P2"><text:span text:style-name="T1"><text:s/></text:span></text:p>
        </draw:line>
        <draw:line draw:style-name="gr3" draw:text-style-name="P4" draw:layer="layout" svg:x1="23.042cm" svg:y1="7.769cm" svg:x2="18.4cm" svg:y2="8.491cm">
          <text:p/>
        </draw:line>
        <draw:polyline draw:style-name="gr3" draw:text-style-name="P4" draw:layer="layout" svg:width="4.82cm" svg:height="5.917cm" draw:transform="skewX (-6.52856952516501E-017) rotate (-0.372104196525191) translate (0.841cm 2.165cm)" svg:viewBox="0 0 4821 5918" draw:points="0,0 2697,5918 4821,4082">
          <text:p/>
        </draw:polyline>
        <draw:line draw:style-name="gr3" draw:text-style-name="P4" draw:layer="layout" svg:x1="7.953cm" svg:y1="15.743cm" svg:x2="10.599cm" svg:y2="14.221cm">
          <text:p/>
        </draw:line>
        <draw:line draw:style-name="gr3" draw:text-style-name="P4" draw:layer="layout" svg:x1="9.464cm" svg:y1="3.725cm" svg:x2="5.16cm" svg:y2="5.027cm">
          <text:p/>
        </draw:line>
        <draw:line draw:style-name="gr3" draw:text-style-name="P4" draw:layer="layout" svg:x1="2.201cm" svg:y1="2.054cm" svg:x2="3.856cm" svg:y2="4.196cm">
          <text:p/>
        </draw:line>
        <draw:custom-shape draw:style-name="gr4" draw:text-style-name="P6" draw:layer="layout" svg:width="5.47cm" svg:height="2.76cm" svg:x="21.835cm" svg:y="18.195cm">
          <text:p text:style-name="P5"><text:span text:style-name="T2">TITLE: AILERON</text:span></text:p>
          <text:p text:style-name="P5"><text:span text:style-name="T2">PROJECT: FOKKER DR1</text:span></text:p>
          <text:p text:style-name="P5"><text:span text:style-name="T2">DATE: 25TH MARCH 2023</text:span></text:p>
          <text:p text:style-name="P5"><text:span text:style-name="T2">FILE: FK-AILERON.ODG</text:span></text:p>
          <text:p text:style-name="P5"><text:span text:style-name="T2">DWG: HMS DW</text:span></text:p>
          <text:p text:style-name="P5"><text:span text:style-name="T2">SCALE:1:8 <text:s text:c="6"/>REV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6.035cm" svg:y="16.843cm">
          <text:p text:style-name="P7"><text:span text:style-name="T2">TX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svg:x="23.73cm" svg:y="1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0" draw:layer="layout" svg:width="0.394cm" svg:height="0.394cm" svg:x="25.158cm" svg:y="1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0.165cm" svg:height="0.165cm" draw:transform="rotate (-0.523598775598299) translate (25.325cm 17.1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measure draw:style-name="gr9" draw:text-style-name="P12" draw:layer="layout" svg:x1="4.814cm" svg:y1="3.577cm" svg:x2="26.118cm" svg:y2="3.577cm">
          <text:p text:style-name="P12"><text:span text:style-name="T3"><text:measure text:kind="gap"/></text:span><text:span text:style-name="T3"><text:measure text:kind="value">67.1</text:measure></text:span><text:span text:style-name="T3"><text:s/></text:span><text:span text:style-name="T3"><text:measure text:kind="unit">"</text:measure></text:span><text:span text:style-name="T3"><text:measure text:kind="gap"/></text:span><text:span text:style-name="T3"><text:s/>TO WING TIP <text:s text:c="3"/></text:span></text:p>
        </draw:measure>
        <draw:custom-shape draw:style-name="gr10" draw:text-style-name="P9" draw:layer="layout" svg:width="0.121cm" svg:height="1.153cm" svg:x="5.661cm" svg:y="6.128cm">
          <text:p/>
          <draw:enhanced-geometry svg:viewBox="0 0 21600 21600" draw:type="rectangle" draw:enhanced-path="M 0 0 L 21600 0 21600 21600 0 21600 0 0 Z N"/>
        </draw:custom-shape>
        <draw:measure draw:style-name="gr11" draw:text-style-name="P12" draw:layer="layout" svg:x1="15.943cm" svg:y1="9.291cm" svg:x2="18.366cm" svg:y2="9.291cm">
          <text:p text:style-name="P12"><text:span text:style-name="T3"><text:measure text:kind="gap"/></text:span><text:span text:style-name="T3"><text:measure text:kind="value">7.63</text:measure></text:span><text:span text:style-name="T3"><text:s/></text:span><text:span text:style-name="T3"><text:measure text:kind="unit">"</text:measure></text:span></text:p>
        </draw:measure>
        <draw:custom-shape draw:style-name="gr10" draw:text-style-name="P9" draw:layer="layout" svg:width="0.121cm" svg:height="1.153cm" svg:x="15.835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122cm" svg:height="1.153cm" svg:x="13.294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121cm" svg:height="1.153cm" svg:x="10.753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121cm" svg:height="1.153cm" svg:x="8.213cm" svg:y="6.1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445cm" svg:height="2.59cm" svg:x="5.435cm" svg:y="14.56cm">
          <text:p text:style-name="P7"><text:span text:style-name="T2">PORT AILERON SEAT</text:span></text:p>
          <text:p text:style-name="P7"><text:span text:style-name="T2">SHOWN FULL SIZE</text:span></text:p>
          <text:p text:style-name="P7"><text:span text:style-name="T2">46.375 X ¾ <text:s/>X ¾”</text:span></text:p>
          <text:p text:style-name="P7"><text:span text:style-name="T2">INSIDE GROOVES </text:span></text:p>
          <text:p text:style-name="P7"><text:span text:style-name="T2">3/8 WIDE 1/8” DEE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852cm" svg:y1="17.744cm" svg:x2="24.916cm" svg:y2="17.948cm">
          <text:p/>
        </draw:line>
        <draw:g>
          <draw:custom-shape draw:style-name="gr13" draw:text-style-name="P8" draw:layer="layout" svg:width="0.159cm" svg:height="0.069cm" svg:x="6.87cm" svg:y="6.70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8" draw:layer="layout" svg:width="0.079cm" svg:height="0.411cm" svg:x="6.91cm" svg:y="6.297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15" draw:text-style-name="P13" draw:layer="layout" svg:width="0.953cm" svg:height="0.191cm" svg:x="4.852cm" svg:y="3.3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4.75cm" svg:height="1.935cm" svg:x="3.648cm" svg:y="5.939cm"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measure draw:style-name="gr17" draw:text-style-name="P12" draw:layer="layout" svg:x1="3.649cm" svg:y1="11.065cm" svg:x2="26.118cm" svg:y2="11.065cm">
          <text:p text:style-name="P12"><text:span text:style-name="T3"><text:measure text:kind="gap"/></text:span><text:span text:style-name="T3"><text:measure text:kind="value">70.77</text:measure></text:span><text:span text:style-name="T3"><text:s/></text:span><text:span text:style-name="T3"><text:measure text:kind="unit">"</text:measure></text:span><text:span text:style-name="T3"><text:measure text:kind="gap"/></text:span><text:span text:style-name="T3"><text:s text:c="4"/></text:span></text:p>
        </draw:measure>
        <draw:measure draw:style-name="gr18" draw:text-style-name="P12" draw:layer="measurelines" svg:x1="1.367cm" svg:y1="3.985cm" svg:x2="1.367cm" svg:y2="7.874cm">
          <text:p text:style-name="P12"><text:span text:style-name="T3"><text:measure text:kind="gap"/></text:span><text:span text:style-name="T3"><text:measure text:kind="value">12.25</text:measure></text:span><text:span text:style-name="T3"><text:s/></text:span><text:span text:style-name="T3"><text:measure text:kind="unit">"</text:measure></text:span><text:span text:style-name="T3"><text:measure text:kind="gap"/></text:span></text:p>
        </draw:measure>
        <draw:custom-shape draw:style-name="gr10" draw:text-style-name="P9" draw:layer="layout" svg:width="0.121cm" svg:height="1.153cm" svg:x="18.259cm" svg:y="6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4.71cm" svg:height="0.238cm" svg:x="3.656cm" svg:y="5.939cm">
          <text:p text:style-name="P7"><text:span text:style-name="T2">PORT AILERON SEAT 41 X 1 X ¾” <text:s text:c="5"/></text:span></text:p>
          <draw:enhanced-geometry svg:viewBox="0 0 21600 21600" draw:type="rectangle" draw:enhanced-path="M 0 0 L 21600 0 21600 21600 0 21600 0 0 Z N"/>
        </draw:custom-shape>
        <draw:path draw:style-name="gr20" draw:text-style-name="P9" draw:layer="layout" svg:width="2.019cm" svg:height="3.268cm" svg:x="3.639cm" svg:y="3.983cm" svg:viewBox="0 0 2020 3269" svg:d="M1819 1814c3 2 180 144 180 144l21 1283-2020 28 9-3269h1190c65 344 165 721 278 1111 83 284 338 701 342 703z">
          <text:p/>
        </draw:path>
        <draw:line draw:style-name="gr21" draw:text-style-name="P3" draw:layer="layout" svg:x1="26.13cm" svg:y1="1.524cm" svg:x2="26.13cm" svg:y2="10.806cm">
          <text:p text:style-name="P2"><text:span text:style-name="T1">A/C CENTRE LINE</text:span></text:p>
          <text:p text:style-name="P2"><text:span text:style-name="T1"/></text:p>
        </draw:line>
        <draw:measure draw:style-name="gr22" draw:text-style-name="P12" draw:layer="layout" svg:x1="13.404cm" svg:y1="9.286cm" svg:x2="15.944cm" svg:y2="9.286cm">
          <text:p text:style-name="P12"><text:span text:style-name="T3"><text:measure text:kind="gap"/></text:span><text:span text:style-name="T3"><text:measure text:kind="value">8</text:measure></text:span><text:span text:style-name="T3"><text:s/></text:span><text:span text:style-name="T3"><text:measure text:kind="unit">"</text:measure></text:span></text:p>
        </draw:measure>
        <draw:measure draw:style-name="gr23" draw:text-style-name="P12" draw:layer="layout" svg:x1="10.864cm" svg:y1="9.286cm" svg:x2="13.404cm" svg:y2="9.286cm">
          <text:p text:style-name="P12"><text:span text:style-name="T3"><text:measure text:kind="gap"/></text:span><text:span text:style-name="T3"><text:measure text:kind="value">8</text:measure></text:span><text:span text:style-name="T3"><text:s/></text:span><text:span text:style-name="T3"><text:measure text:kind="unit">"</text:measure></text:span></text:p>
        </draw:measure>
        <draw:measure draw:style-name="gr24" draw:text-style-name="P12" draw:layer="layout" svg:x1="8.324cm" svg:y1="9.286cm" svg:x2="10.864cm" svg:y2="9.286cm">
          <text:p text:style-name="P12"><text:span text:style-name="T3"><text:measure text:kind="gap"/></text:span><text:span text:style-name="T3"><text:measure text:kind="value">8</text:measure></text:span><text:span text:style-name="T3"><text:s/></text:span><text:span text:style-name="T3"><text:measure text:kind="unit">"</text:measure></text:span></text:p>
        </draw:measure>
        <draw:measure draw:style-name="gr25" draw:text-style-name="P12" draw:layer="layout" svg:x1="5.784cm" svg:y1="9.286cm" svg:x2="8.324cm" svg:y2="9.286cm">
          <text:p text:style-name="P12"><text:span text:style-name="T3"><text:measure text:kind="gap"/></text:span><text:span text:style-name="T3"><text:measure text:kind="value">8</text:measure></text:span><text:span text:style-name="T3"><text:s/></text:span><text:span text:style-name="T3"><text:measure text:kind="unit">"</text:measure></text:span></text:p>
        </draw:measure>
        <draw:measure draw:style-name="gr26" draw:text-style-name="P12" draw:layer="layout" svg:x1="3.65cm" svg:y1="10.427cm" svg:x2="18.376cm" svg:y2="10.427cm">
          <text:p text:style-name="P12"><text:span text:style-name="T3"><text:measure text:kind="gap"/></text:span><text:span text:style-name="T3"><text:measure text:kind="value">46.38</text:measure></text:span><text:span text:style-name="T3"><text:s/></text:span><text:span text:style-name="T3"><text:measure text:kind="unit">"</text:measure></text:span><text:span text:style-name="T3"><text:measure text:kind="gap"/></text:span><text:span text:style-name="T3"><text:s text:c="4"/></text:span></text:p>
        </draw:measure>
        <draw:measure draw:style-name="gr27" draw:text-style-name="P12" draw:layer="layout" svg:x1="3.646cm" svg:y1="9.287cm" svg:x2="5.789cm" svg:y2="9.287cm">
          <text:p text:style-name="P12"><text:span text:style-name="T3"><text:measure text:kind="gap"/></text:span><text:span text:style-name="T3"><text:measure text:kind="value">6.75</text:measure></text:span><text:span text:style-name="T3"><text:s/></text:span><text:span text:style-name="T3"><text:measure text:kind="unit">"</text:measure></text:span></text:p>
        </draw:measure>
        <draw:custom-shape draw:style-name="gr28" draw:text-style-name="P9" draw:layer="layout" svg:width="1.27cm" svg:height="1.27cm" svg:x="3.646cm" svg:y="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3.356cm" svg:height="1.341cm" svg:x="0.65cm" svg:y="1.546cm">
          <text:p text:style-name="P7"><text:span text:style-name="T2">OUTSIDE CORNER 2”RAD</text:span></text:p>
          <text:p text:style-name="P7"><text:span text:style-name="T2">TWO PLACES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27cm" svg:height="1.27cm" svg:x="3.647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8" draw:layer="layout" svg:width="0.159cm" svg:height="0.067cm" svg:x="17.02cm" svg:y="6.70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8" draw:layer="layout" svg:width="0.079cm" svg:height="0.411cm" svg:x="17.06cm" svg:y="6.297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30" draw:text-style-name="P9" draw:layer="layout" svg:width="1.905cm" svg:height="1.905cm" svg:x="10.597cm" svg:y="12.33cm">
          <text:p text:style-name="P7"><text:span text:style-name="T2"><text:s text:c="6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.588cm" svg:height="1.905cm" svg:x="10.597cm" svg:y="12.33cm">
          <text:p text:style-name="P7"><text:span text:style-name="T2"><text:s text:c="6"/>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0.582cm" svg:y1="15.485cm" svg:x2="26.14cm" svg:y2="15.485cm">
          <text:p text:style-name="P2"><text:span text:style-name="T4">6.125”</text:span></text:p>
          <text:p text:style-name="P2"><text:span text:style-name="T4"/></text:p>
        </draw:line>
        <draw:line draw:style-name="gr3" draw:text-style-name="P16" draw:layer="layout" svg:x1="2.822cm" svg:y1="15.875cm" svg:x2="5.093cm" svg:y2="18.41cm">
          <text:p/>
        </draw:line>
        <draw:custom-shape draw:style-name="gr4" draw:text-style-name="P6" draw:layer="layout" svg:width="5.47cm" svg:height="2.76cm" svg:x="34.212cm" svg:y="35.503cm">
          <text:p text:style-name="P5"><text:span text:style-name="T2">TITLE: WING PLAN </text:span></text:p>
          <text:p text:style-name="P5"><text:span text:style-name="T2">PROJECT: FOKKER DR1</text:span></text:p>
          <text:p text:style-name="P5"><text:span text:style-name="T2">DATE: 25TH MARCH 2023</text:span></text:p>
          <text:p text:style-name="P5"><text:span text:style-name="T2">FILE: FK-WINGPLAN.ODG</text:span></text:p>
          <text:p text:style-name="P5"><text:span text:style-name="T2">DWG: HMS DW</text:span></text:p>
          <text:p text:style-name="P5"><text:span text:style-name="T2">SCALE:1:8 <text:s text:c="6"/>REV: 0</text:span>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.27cm" svg:height="1.27cm" svg:x="38.412cm" svg:y="34.151cm">
          <text:p text:style-name="P7"><text:span text:style-name="T2">TXT</text:span></text:p>
          <draw:enhanced-geometry svg:viewBox="0 0 21600 21600" draw:type="rectangle" draw:enhanced-path="M 0 0 L 21600 0 21600 21600 0 21600 0 0 Z N"/>
        </draw:custom-shape>
        <draw:line draw:style-name="gr34" draw:text-style-name="P17" draw:layer="layout" svg:x1="36.588cm" svg:y1="34.272cm" svg:x2="36.588cm" svg:y2="35.288cm">
          <text:p/>
        </draw:line>
        <draw:custom-shape draw:style-name="gr35" draw:text-style-name="P9" draw:layer="layout" svg:width="1.27cm" svg:height="1.27cm" svg:x="36.907cm" svg:y="3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0" draw:layer="layout" svg:width="0.394cm" svg:height="0.394cm" svg:x="35.935cm" svg:y="34.8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0.165cm" svg:height="0.165cm" draw:transform="rotate (-0.523598775598299) translate (36.102cm 34.968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14" draw:layer="layout" svg:width="4.445cm" svg:height="1.588cm" svg:x="25.041cm" svg:y="36.258cm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.445cm" svg:height="1.905cm" svg:x="25.061cm" svg:y="35.923cm">
          <text:p text:style-name="P7"><text:span text:style-name="T2">LEADING EDGE</text:span></text:p>
          <text:p text:style-name="P7"><text:span text:style-name="T2">SHOWN FULL SIZE</text:span></text:p>
          <text:p text:style-name="P7"><text:span text:style-name="T2">1.75 X ¾”</text:span></text:p>
          <text:p text:style-name="P7"><text:span text:style-name="T2">INSIDE GROOVES </text:span></text:p>
          <text:p text:style-name="P7"><text:span text:style-name="T2">3/8 WIDE 1/8” DEEP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.128cm" svg:height="1.905cm" svg:x="13.329cm" svg:y="36.157cm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.445cm" svg:height="1.905cm" svg:x="13.012cm" svg:y="36.168cm">
          <text:p text:style-name="P7"><text:span text:style-name="T2">TRAILING EDGE</text:span></text:p>
          <text:p text:style-name="P7"><text:span text:style-name="T2">SHOWN FULL SIZE</text:span></text:p>
          <text:p text:style-name="P7"><text:span text:style-name="T2">1.75 X ¾”</text:span></text:p>
          <text:p text:style-name="P7"><text:span text:style-name="T2">INSIDE GROOVES </text:span></text:p>
          <text:p text:style-name="P7"><text:span text:style-name="T2">3/8 WIDE 1/8” DEEP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4.445cm" svg:height="1.905cm" svg:x="18.605cm" svg:y="36.051cm">
          <text:p text:style-name="P7"><text:span text:style-name="T2">WING STRUT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5.08cm" svg:height="1.905cm" svg:x="17.957cm" svg:y="36.057cm">
          <text:p text:style-name="P7"><text:span text:style-name="T2">WING STRUT &amp; BUTTY</text:span></text:p>
          <text:p text:style-name="P7"><text:span text:style-name="T2">SHOWN FULL SIZE</text:span></text:p>
          <text:p text:style-name="P7"><text:span text:style-name="T2">2 X ¾”</text:span></text:p>
          <text:p text:style-name="P7"><text:span text:style-name="T2">BOTTOM GROOVES </text:span></text:p>
          <text:p text:style-name="P7"><text:span text:style-name="T2">3/8 WIDE 1/4” DEEP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5.356cm" svg:height="1.27cm" svg:x="34.326cm" svg:y="32.807cm">
          <text:p text:style-name="P7"><text:span text:style-name="T2">BUTTY ALL PORT WINGS</text:span></text:p>
          <text:p text:style-name="P7"><text:span text:style-name="T2">1.5 X ¼ BOLTS &amp; TEENUT 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4.358cm" svg:y1="33.509cm" svg:x2="33.422cm" svg:y2="33.713cm">
          <text:p/>
        </draw:line>
        <draw:custom-shape draw:style-name="gr43" draw:text-style-name="P9" draw:layer="layout" svg:width="14.729cm" svg:height="0.635cm" svg:x="3.638cm" svg:y="7.242cm">
          <text:p text:style-name="P7"><text:span text:style-name="T2"><text:s text:c="7"/></text:span><text:span text:style-name="T2">PORT AILERON TRAILING EDGE 46.375 X 2 X ½” <text:s text:c="8"/>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21.06cm" svg:y1="14.888cm" svg:x2="26.14cm" svg:y2="14.888cm">
          <text:p text:style-name="P2"><text:span text:style-name="T4">2”</text:span></text:p>
          <text:p text:style-name="P2"><text:span text:style-name="T4"><text:s/></text:span></text:p>
        </draw:line>
        <draw:line draw:style-name="gr32" draw:text-style-name="P15" draw:layer="layout" svg:x1="10.582cm" svg:y1="14.891cm" svg:x2="12.487cm" svg:y2="14.891cm">
          <text:p text:style-name="P2"><text:span text:style-name="T4">¾”</text:span></text:p>
          <text:p text:style-name="P2"><text:span text:style-name="T4"/></text:p>
        </draw:line>
        <draw:line draw:style-name="gr2" draw:text-style-name="P3" draw:layer="layout" svg:x1="14.89cm" svg:y1="16.178cm" svg:x2="10.621cm" svg:y2="16.563cm">
          <text:p text:style-name="P2"><text:span text:style-name="T1"><text:s/></text:span></text:p>
        </draw:line>
        <draw:custom-shape draw:style-name="gr44" draw:text-style-name="P8" draw:layer="layout" svg:width="3.152cm" svg:height="0.828cm" svg:x="12.685cm" svg:y="15.865cm">
          <text:p text:style-name="P7"><text:span text:style-name="T2">CENTRE LINE</text:span></text:p>
          <draw:enhanced-geometry svg:viewBox="0 0 21600 21600" draw:type="rectangle" draw:enhanced-path="M 0 0 L 21600 0 21600 21600 0 21600 0 0 Z N"/>
        </draw:custom-shape>
        <draw:line draw:style-name="gr45" draw:text-style-name="P19" draw:layer="layout" svg:x1="26.924cm" svg:y1="12.95cm" svg:x2="26.924cm" svg:y2="14.22cm">
          <text:p text:style-name="P2"><text:span text:style-name="T5">½“</text:span></text:p>
          <text:p text:style-name="P2"><text:span text:style-name="T5"/></text:p>
          <text:p text:style-name="P2"><text:span text:style-name="T5"/></text:p>
        </draw:line>
        <draw:custom-shape draw:style-name="gr46" draw:text-style-name="P8" draw:layer="layout" svg:width="26.035cm" svg:height="0.953cm" svg:x="-4.976cm" svg:y="12.999cm">
          <text:p text:style-name="P7"><text:span text:style-name="T2">PORT AILERON TIP, FULL SIZE, END VIEW</text:span></text:p>
          <text:p text:style-name="P7"><text:span text:style-name="T2">10.25 X 6.375 X 3/8 “ <text:s text:c="5"/></text:span></text:p>
          <draw:enhanced-geometry svg:viewBox="0 0 21600 21600" draw:type="rectangle" draw:enhanced-path="M 0 0 L 21600 0 21600 21600 0 21600 0 0 Z N"/>
        </draw:custom-shape>
        <draw:line draw:style-name="gr45" draw:text-style-name="P19" draw:layer="layout" svg:x1="9.245cm" svg:y1="12.319cm" svg:x2="9.245cm" svg:y2="14.224cm">
          <text:p text:style-name="P2"><text:span text:style-name="T5">¾” <text:s text:c="10"/></text:span></text:p>
        </draw:line>
        <draw:custom-shape draw:style-name="gr47" draw:text-style-name="P9" draw:layer="layout" svg:width="3.947cm" svg:height="1.905cm" svg:x="17.748cm" svg:y="18.13cm">
          <text:p text:style-name="P7"><text:span text:style-name="T2"><text:s text:c="13"/></text:span><text:span text:style-name="T2">PORT</text:span></text:p>
          <text:p text:style-name="P7"><text:span text:style-name="T2">AILERON</text:span></text:p>
          <text:p text:style-name="P7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6.193cm" svg:height="0.953cm" svg:x="1.561cm" svg:y="18.799cm">
          <text:p text:style-name="P7"><text:span text:style-name="T2">PORT AILERON TIP, AFT VIEW, FULL SIZE <text:s text:c="4"/>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0.953cm" svg:height="1.905cm" svg:x="17.726cm" svg:y="18.134cm">
          <text:p text:style-name="P7"><text:span text:style-name="T2"><text:s text:c="6"/></text:span><text:span text:style-name="T2">RIB</text:span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6.191cm" svg:height="0.642cm" svg:x="1.536cm" svg:y="18.13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8" draw:layer="layout" svg:width="4.445cm" svg:height="2.59cm" svg:x="0.735cm" svg:y="14.56cm">
          <text:p text:style-name="P7"><text:span text:style-name="T2">PORT AILERON SEAT</text:span></text:p>
          <text:p text:style-name="P7"><text:span text:style-name="T2">TRIM BOTTOM ½”</text:span></text:p>
          <text:p text:style-name="P7"><text:span text:style-name="T2">CHAMFER TOP TO MEET TIP </text:span></text:p>
          <draw:enhanced-geometry svg:viewBox="0 0 21600 21600" draw:type="rectangle" draw:enhanced-path="M 0 0 L 21600 0 21600 21600 0 21600 0 0 Z N"/>
        </draw:custom-shape>
        <draw:line draw:style-name="gr45" draw:text-style-name="P19" draw:layer="layout" svg:x1="20.976cm" svg:y1="18.127cm" svg:x2="20.976cm" svg:y2="20.032cm">
          <text:p text:style-name="P2"><text:span text:style-name="T5">¾”</text:span></text:p>
          <text:p text:style-name="P2"><text:span text:style-name="T5"/></text:p>
        </draw:line>
        <draw:line draw:style-name="gr45" draw:text-style-name="P19" draw:layer="layout" svg:x1="15.873cm" svg:y1="18.762cm" svg:x2="15.873cm" svg:y2="20.032cm">
          <text:p text:style-name="P2"><text:span text:style-name="T5">½”</text:span></text:p>
          <text:p text:style-name="P2"><text:span text:style-name="T5"/></text:p>
        </draw:line>
        <draw:measure draw:style-name="gr52" draw:text-style-name="P12" draw:layer="layout" svg:x1="1.904cm" svg:y1="3.982cm" svg:x2="1.904cm" svg:y2="7.236cm">
          <text:p text:style-name="P12"><text:span text:style-name="T3"><text:measure text:kind="gap"/></text:span><text:span text:style-name="T3"><text:measure text:kind="value">10.25</text:measure></text:span><text:span text:style-name="T3"><text:s/></text:span><text:span text:style-name="T3"><text:measure text:kind="unit">"</text:measure></text:span><text:span text:style-name="T3"><text:measure text:kind="gap"/></text:span></text:p>
        </draw:measure>
        <draw:measure draw:style-name="gr53" draw:text-style-name="P12" draw:layer="layout" svg:x1="3.636cm" svg:y1="4.24cm" svg:x2="5.662cm" svg:y2="4.24cm">
          <text:p text:style-name="P12"><text:span text:style-name="T3"><text:measure text:kind="gap"/></text:span><text:span text:style-name="T3"><text:measure text:kind="value">6.38</text:measure></text:span><text:span text:style-name="T3"><text:s/></text:span><text:span text:style-name="T3"><text:measure text:kind="unit">"</text:measure></text:span><text:span text:style-name="T3"><text:measure text:kind="gap"/></text:span><text:span text:style-name="T3"><text:s text:c="3"/></text:span></text:p>
        </draw:measure>
        <draw:line draw:style-name="gr54" draw:text-style-name="P2" draw:layer="layout" svg:x1="15.442cm" svg:y1="14.239cm" svg:x2="18.195cm" svg:y2="18.155cm">
          <text:p/>
        </draw:line>
        <draw:custom-shape draw:style-name="gr55" draw:text-style-name="P8" draw:layer="layout" svg:width="5.34cm" svg:height="2.91cm" svg:x="20.565cm" svg:y="7.216cm">
          <text:p text:style-name="P7"><text:span text:style-name="T2">I.E. 7 3/8”</text:span></text:p>
          <text:p text:style-name="P7"><text:span text:style-name="T2"/></text:p>
          <text:p text:style-name="P7"><text:span text:style-name="T2">(DESIGN LENGTH 49.25”) REDUCE TO 46 3/8” </text:span></text:p>
          <text:p text:style-name="P7"><text:span text:style-name="T2">TO SIT OUTSIDE 4TH RIB</text:span></text:p>
          <draw:enhanced-geometry svg:viewBox="0 0 21600 21600" draw:type="rectangle" draw:enhanced-path="M 0 0 L 21600 0 21600 21600 0 21600 0 0 Z N"/>
        </draw:custom-shape>
        <draw:line draw:style-name="gr56" draw:text-style-name="P21" draw:layer="layout" svg:x1="15.947cm" svg:y1="6.711cm" svg:x2="15.947cm" svg:y2="8.275cm">
          <text:p/>
        </draw:line>
        <draw:line draw:style-name="gr56" draw:text-style-name="P21" draw:layer="layout" svg:x1="5.771cm" svg:y1="6.711cm" svg:x2="5.771cm" svg:y2="8.275cm">
          <text:p/>
        </draw:line>
        <draw:measure draw:style-name="gr57" draw:text-style-name="P12" draw:layer="layout" svg:x1="18.533cm" svg:y1="5.955cm" svg:x2="18.533cm" svg:y2="7.901cm">
          <text:p text:style-name="P12"><text:span text:style-name="T3"><text:measure text:kind="gap"/></text:span><text:span text:style-name="T3"><text:measure text:kind="value">6.13</text:measure></text:span><text:span text:style-name="T3"><text:s/></text:span><text:span text:style-name="T3"><text:measure text:kind="unit">"</text:measure></text:span><text:span text:style-name="T3"><text:measure text:kind="gap"/></text:span></text:p>
        </draw:measure>
        <draw:line draw:style-name="gr58" draw:text-style-name="P21" draw:layer="layout" svg:x1="10.604cm" svg:y1="12.32cm" svg:x2="26.156cm" svg:y2="13.577cm">
          <text:p/>
        </draw:line>
        <draw:custom-shape draw:style-name="gr59" draw:text-style-name="P23" draw:layer="layout" svg:width="4.763cm" svg:height="1.27cm" svg:x="21.37cm" svg:y="12.955cm"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  <draw:enhanced-geometry svg:viewBox="0 0 21600 21600" draw:type="rectangle" draw:enhanced-path="M 0 0 L 21600 0 21600 21600 0 21600 0 0 Z N"/>
        </draw:custom-shape>
        <draw:line draw:style-name="gr45" draw:text-style-name="P19" draw:layer="layout" svg:x1="26.342cm" svg:y1="13.574cm" svg:x2="26.342cm" svg:y2="14.209cm">
          <text:p text:style-name="P2"><text:span text:style-name="T5">¼”</text:span></text:p>
          <text:p text:style-name="P2"><text:span text:style-name="T5"/></text:p>
        </draw:line>
        <draw:line draw:style-name="gr60" draw:text-style-name="P21" draw:layer="layout" svg:x1="10.608cm" svg:y1="10.752cm" svg:x2="10.608cm" svg:y2="17.511cm">
          <text:p/>
        </draw:line>
        <draw:line draw:style-name="gr32" draw:text-style-name="P15" draw:layer="layout" svg:x1="12.174cm" svg:y1="11.381cm" svg:x2="21.382cm" svg:y2="11.381cm">
          <text:p text:style-name="P2"><text:span text:style-name="T6">AILERON RIB 3.625” LEN</text:span></text:p>
          <text:p text:style-name="P2"><text:span text:style-name="T4">7/16” TO 17/32” <text:s/></text:span></text:p>
        </draw:line>
        <draw:custom-shape draw:style-name="gr61" draw:text-style-name="P24" draw:layer="layout" svg:width="5.08cm" svg:height="1.27cm" svg:x="21.061cm" svg:y="12.945cm">
          <text:p/>
          <draw:enhanced-geometry svg:viewBox="0 0 21600 21600" draw:type="rectangle" draw:enhanced-path="M 0 0 L 21600 0 21600 21600 0 21600 0 0 Z N"/>
        </draw:custom-shape>
        <draw:line draw:style-name="gr56" draw:text-style-name="P21" draw:layer="layout" svg:x1="13.402cm" svg:y1="6.711cm" svg:x2="13.402cm" svg:y2="8.275cm">
          <text:p/>
        </draw:line>
        <draw:line draw:style-name="gr56" draw:text-style-name="P21" draw:layer="layout" svg:x1="10.865cm" svg:y1="6.711cm" svg:x2="10.865cm" svg:y2="8.275cm">
          <text:p/>
        </draw:line>
        <draw:line draw:style-name="gr56" draw:text-style-name="P21" draw:layer="layout" svg:x1="8.311cm" svg:y1="6.711cm" svg:x2="8.311cm" svg:y2="8.275cm">
          <text:p/>
        </draw:line>
        <draw:line draw:style-name="gr56" draw:text-style-name="P21" draw:layer="layout" svg:x1="5.783cm" svg:y1="6.711cm" svg:x2="5.783cm" svg:y2="8.275cm">
          <text:p/>
        </draw:line>
        <draw:line draw:style-name="gr56" draw:text-style-name="P21" draw:layer="layout" svg:x1="18.356cm" svg:y1="6.711cm" svg:x2="18.356cm" svg:y2="8.275cm">
          <text:p/>
        </draw:line>
        <draw:line draw:style-name="gr56" draw:text-style-name="P21" draw:layer="layout" svg:x1="12.175cm" svg:y1="10.611cm" svg:x2="12.175cm" svg:y2="12.175cm">
          <text:p/>
        </draw:line>
        <draw:line draw:style-name="gr56" draw:text-style-name="P21" draw:layer="layout" svg:x1="21.384cm" svg:y1="11.111cm" svg:x2="21.384cm" svg:y2="12.675cm">
          <text:p/>
        </draw:line>
        <draw:line draw:style-name="gr56" draw:text-style-name="P21" draw:layer="layout" svg:x1="12.475cm" svg:y1="13.611cm" svg:x2="12.475cm" svg:y2="15.175cm">
          <text:p/>
        </draw:line>
        <draw:custom-shape draw:style-name="gr62" draw:text-style-name="P25" draw:layer="layout" svg:width="5.354cm" svg:height="2.174cm" svg:x="21.951cm" svg:y="10.574cm">
          <text:p text:style-name="P22"><text:span text:style-name="T3"><text:s/></text:span><text:span text:style-name="T3">AILERON </text:span><text:span text:style-name="T2">TRAILING EDGE</text:span></text:p>
          <text:p text:style-name="P22"><text:span text:style-name="T2">SHOWN FULL SIZE</text:span></text:p>
          <text:p text:style-name="P22"><text:span text:style-name="T2">46.375 X 2 X ½”</text:span></text:p>
          <text:p text:style-name="P22"><text:span text:style-name="T2">INSIDE GROOVES </text:span></text:p>
          <text:p text:style-name="P22"><text:span text:style-name="T2">3/8 WIDE 1/8” DEE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05cm" svg:y1="11.716cm" svg:x2="12.219cm" svg:y2="12.734cm">
          <text:p text:style-name="P2"><text:span text:style-name="T1"><text:s/></text:span></text:p>
        </draw:line>
        <draw:line draw:style-name="gr2" draw:text-style-name="P3" draw:layer="layout" svg:x1="18.094cm" svg:y1="11.655cm" svg:x2="21.35cm" svg:y2="13.378cm">
          <text:p text:style-name="P2"><text:span text:style-name="T1"><text:s/></text:span></text:p>
        </draw:line>
        <draw:measure draw:style-name="gr63" draw:text-style-name="P12" draw:layer="layout" svg:x1="17.097cm" svg:y1="6.154cm" svg:x2="18.367cm" svg:y2="6.154cm">
          <text:p text:style-name="P12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"</text:measure></text:span></text:p>
        </draw:measure>
        <draw:measure draw:style-name="gr64" draw:text-style-name="P12" draw:layer="layout" svg:x1="6.946cm" svg:y1="5.59cm" svg:x2="18.376cm" svg:y2="5.59cm">
          <text:p text:style-name="P12"><text:span text:style-name="T3"><text:measure text:kind="gap"/></text:span><text:span text:style-name="T3"><text:measure text:kind="value">36</text:measure></text:span><text:span text:style-name="T3"><text:measure text:kind="unit">"</text:measure></text:span><text:span text:style-name="T3"><text:measure text:kind="gap"/></text:span><text:span text:style-name="T3"><text:s/>1/4”DIA </text:span><text:span text:style-name="T3">BOLT HOLES <text:s text:c="3"/></text:span></text:p>
        </draw:measure>
        <draw:custom-shape draw:style-name="gr65" draw:text-style-name="P8" draw:layer="layout" svg:width="3.707cm" svg:height="1.341cm" svg:x="7.65cm" svg:y="3.046cm">
          <text:p text:style-name="P7"><text:span text:style-name="T2">CUT TO FIT UPPER WING TIP</text:span></text:p>
          <draw:enhanced-geometry svg:viewBox="0 0 21600 21600" draw:type="rectangle" draw:enhanced-path="M 0 0 L 21600 0 21600 21600 0 21600 0 0 Z N"/>
        </draw:custom-shape>
        <draw:line draw:style-name="gr60" draw:text-style-name="P21" draw:layer="layout" svg:x1="10.929cm" svg:y1="20.032cm" svg:x2="17.688cm" svg:y2="20.032cm">
          <text:p/>
        </draw:line>
        <draw:line draw:style-name="gr60" draw:text-style-name="P21" draw:layer="layout" svg:x1="18.53cm" svg:y1="5.952cm" svg:x2="25.289cm" svg:y2="5.9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 Typist" svg:font-family="'Tlwg Typist'" style:font-pitch="variable"/>
    <style:font-face style:name="Tlwg Typist1" svg:font-family="'Tlwg Typist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ffff" draw:end-color="#dddddd" draw:start-intensity="100%" draw:end-intensity="100%" draw:angle="255deg" draw:border="29%"/>
    <draw:gradient draw:name="Shapes" draw:style="rectangular" draw:cx="50%" draw:cy="50%" draw:start-color="#cccccc" draw:end-color="#ffffff" draw:start-intensity="100%" draw:end-intensity="100%" draw:angle="0deg" draw:border="0%"/>
    <draw:hatch draw:name="_31_35" draw:display-name="135" draw:style="single" draw:color="#000000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24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5T11:45:22.475573814</meta:creation-date>
    <dc:title>LANDSCAPE1</dc:title>
    <meta:editing-duration>PT4H23M20S</meta:editing-duration>
    <meta:editing-cycles>27</meta:editing-cycles>
    <meta:generator>LibreOffice/7.3.7.2$Linux_X86_64 LibreOffice_project/30$Build-2</meta:generator>
    <dc:date>2023-04-14T16:29:49.337944674</dc:date>
    <meta:print-date>2023-03-28T14:25:41.310242536</meta:print-date>
    <meta:document-statistic meta:object-count="108"/>
    <meta:template xlink:type="simple" xlink:actuate="onRequest" xlink:title="LANDSCAPE1" xlink:href="../../../Templates/draw/LANDSCAPE1.otg" meta:date="2023-03-25T11:45:21.075959031"/>
  </office:meta>
</office:document-meta>
</file>